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marker-end="" draw:fill="solid" draw:fill-color="#cccccc" draw:textarea-horizontal-align="justify" draw:textarea-vertical-align="middle" draw:auto-grow-height="false" fo:min-height="0.545cm" fo:min-width="0.461cm"/>
    </style:style>
    <style:style style:name="gr2" style:family="graphic" style:parent-style-name="standard">
      <style:graphic-properties draw:stroke="dash" draw:stroke-dash="Fine_20_Dashed" svg:stroke-color="#000000" draw:fill="solid" draw:fill-color="#cccccc" draw:textarea-horizontal-align="justify" draw:textarea-vertical-align="middle" draw:auto-grow-height="false" fo:min-height="0.545cm" fo:min-width="0.461cm"/>
    </style:style>
    <style:style style:name="gr3" style:family="graphic" style:parent-style-name="standard">
      <style:graphic-properties draw:stroke="dash" draw:stroke-dash="Fine_20_Dashed" svg:stroke-color="#000000" draw:fill="none" draw:fill-color="#cccccc" draw:textarea-horizontal-align="justify" draw:textarea-vertical-align="middle" draw:auto-grow-height="false" fo:min-height="0.545cm" fo:min-width="0.461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383cm" fo:min-width="1.474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382cm" fo:min-width="1.474cm"/>
    </style:style>
    <style:style style:name="gr6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7" style:family="graphic" style:parent-style-name="standard">
      <style:graphic-properties draw:stroke="dash" draw:stroke-dash="Fine_20_Dashed" svg:stroke-color="#000000" draw:fill="none" draw:fill-color="#cccccc" draw:textarea-horizontal-align="justify" draw:textarea-vertical-align="middle" draw:auto-grow-height="false" fo:min-height="0.545cm" fo:min-width="0.462cm"/>
    </style:style>
    <style:style style:name="gr8" style:family="graphic" style:parent-style-name="objectwithoutfill">
      <style:graphic-properties draw:stroke="solid" draw:stroke-dash="Ultrafine_20_2_20_Dots_20_3_20_Dashes"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stroke="solid" draw:stroke-dash="Ultrafine_20_2_20_Dots_20_3_20_Dashes" svg:stroke-width="0.035cm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1.459cm"/>
    </style:style>
    <style:style style:name="gr12" style:family="graphic" style:parent-style-name="standard">
      <style:graphic-properties draw:stroke="none" draw:fill="none" fo:min-height="0.586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="none" draw:fill-color="#ccccc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/>
    </style:style>
    <style:style style:name="T1" style:family="text">
      <style:text-properties style:font-name="Liberation Sans3" fo:font-size="14pt" style:font-name-asian="Liberation Sans3" style:font-size-asian="14pt" style:font-name-complex="Liberation Sans3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61cm" svg:height="0.795cm" svg:x="13.501cm" svg:y="8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961cm" svg:height="0.795cm" svg:x="15.469cm" svg:y="8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961cm" svg:height="0.795cm" svg:x="13.767cm" svg:y="12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961cm" svg:height="0.795cm" svg:x="12.54cm" svg:y="8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974cm" svg:height="1.633cm" svg:x="10.054cm" svg:y="7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974cm" svg:height="1.633cm" svg:x="12.022cm" svg:y="7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974cm" svg:height="1.633cm" svg:x="13.99cm" svg:y="7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974cm" svg:height="1.633cm" svg:x="15.958cm" svg:y="7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974cm" svg:height="1.633cm" svg:x="17.926cm" svg:y="7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974cm" svg:height="1.632cm" svg:x="9.312cm" svg:y="11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974cm" svg:height="1.632cm" svg:x="11.28cm" svg:y="11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974cm" svg:height="1.632cm" svg:x="13.248cm" svg:y="11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974cm" svg:height="1.632cm" svg:x="15.216cm" svg:y="11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974cm" svg:height="1.632cm" svg:x="17.184cm" svg:y="11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961cm" svg:height="0.795cm" svg:x="14.476cm" svg:y="8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14.3cm" svg:y1="14.02cm" svg:x2="14.247cm" svg:y2="6.2cm">
          <text:p/>
        </draw:line>
        <draw:custom-shape draw:style-name="gr7" draw:text-style-name="P2" draw:layer="layout" svg:width="0.962cm" svg:height="0.795cm" svg:x="12.792cm" svg:y="12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961cm" svg:height="0.795cm" svg:x="14.743cm" svg:y="12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4.5cm" svg:y1="14.7cm" svg:x2="13.7cm" svg:y2="6.1cm">
          <text:p/>
        </draw:line>
        <draw:polyline draw:style-name="gr9" draw:text-style-name="P3" draw:layer="layout" svg:width="0.399cm" svg:height="0.399cm" draw:transform="rotate (1.5707963267949) translate (14.3002457164666cm 10.0002906341997cm)" svg:viewBox="0 0 400 400" draw:points="400,400 0,400 0,0">
          <text:p/>
        </draw:polyline>
        <draw:path draw:style-name="gr9" draw:text-style-name="P3" draw:layer="layout" svg:width="0.394cm" svg:height="0.184cm" draw:transform="skewX (0.223402144255274) rotate (0.292866248484648) translate (13.8090305804712cm 6.82457237499598cm)" svg:viewBox="0 0 395 185" svg:d="M0 0c208 0 395 185 395 185">
          <text:p/>
        </draw:path>
        <draw:line draw:style-name="gr10" draw:text-style-name="P3" draw:layer="layout" svg:x1="13.6cm" svg:y1="14.2cm" svg:x2="16.8cm" svg:y2="7cm">
          <text:p/>
        </draw:line>
        <draw:frame draw:style-name="gr11" draw:text-style-name="P4" draw:layer="layout" svg:width="1.959cm" svg:height="1.009cm" svg:x="14.841cm" svg:y="6.3cm">
          <draw:text-box>
            <text:p><text:span text:style-name="T1">δ</text:span><text:span text:style-name="T1">+ψ/2</text:span></text:p>
          </draw:text-box>
        </draw:frame>
        <draw:path draw:style-name="gr9" draw:text-style-name="P3" draw:layer="layout" svg:width="2.154cm" svg:height="0.517cm" draw:transform="skewX (0.128805298797182) rotate (-0.494975375865592) translate (14.603397533599cm 6.47616349467017cm)" svg:viewBox="0 0 2155 518" svg:d="M2155 0c-1015 1-2155 518-2155 518">
          <text:p/>
        </draw:path>
        <draw:frame draw:style-name="gr12" draw:text-style-name="P5" draw:layer="layout" svg:width="1.9cm" svg:height="0.836cm" svg:x="13.3cm" svg:y="5.5cm">
          <draw:text-box draw:corner-radius="0.286cm">
            <text:p><text:span text:style-name="T1">δ-ψ/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31T15:48:46.686651000</meta:creation-date>
    <dc:date>2016-12-31T18:36:00.741137000</dc:date>
    <meta:editing-duration>PT22M37S</meta:editing-duration>
    <meta:editing-cycles>4</meta:editing-cycles>
    <meta:generator>LibreOffice/5.0.2.2$MacOSX_X86_64 LibreOffice_project/37b43f919e4de5eeaca9b9755ed688758a8251fe</meta:generator>
    <meta:document-statistic meta:object-count="25"/>
  </office:meta>
</office:document-meta>
</file>